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0_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, FF 30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W. W. Harding; J. H. Holman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28 July 1871</text:p>
      <text:p text:style-name="P6">Month<text:tab/><text:tab/><text:tab/><text:tab/><text:tab/><text:tab/>July</text:p>
      <text:p text:style-name="P6">Year<text:tab/><text:tab/><text:tab/><text:tab/><text:tab/><text:tab/>1871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ennsylvania 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ESTABLISHED, 1829./</text:span></text:p>
      <text:p text:style-name="P3"><text:span text:style-name="T1">WILLIAM W. HARDING./</text:span></text:p>
      <text:p text:style-name="P3"><text:span text:style-name="T1">PUBLISHER OF/</text:span></text:p>
      <text:p text:style-name="P3"><text:span text:style-name="T1">Harding's Editions of Family &amp; Pulpit Bibles,/</text:span></text:p>
      <text:p text:style-name="P3"><text:span text:style-name="T1">Manufacturer of/</text:span></text:p>
      <text:p text:style-name="P3"><text:span text:style-name="T1">PHOTOGRAPH ALBUMS,/</text:span></text:p>
      <text:p text:style-name="P3"><text:span text:style-name="T1">Patented March 8</text:span><text:span text:style-name="T2">th</text:span><text:span text:style-name="T1">, 1853-1868, May 14</text:span><text:span text:style-name="T2">th</text:span><text:span text:style-name="T1">, 1861 October 17</text:span><text:span text:style-name="T2">th</text:span><text:span text:style-name="T1">, 1865./</text:span></text:p>
      <text:p text:style-name="P2"><text:span text:style-name="T1">[Note: “REMOVED TO 680 CHESTNUT.” is printed in red diagonally over the text near the top left corner of the page.]</text:span></text:p>
      <text:p text:style-name="P4"><text:span text:style-name="T1">Philadelphia, July 28</text:span><text:span text:style-name="T2">th</text:span><text:span text:style-name="T1"> 1871./</text:span></text:p>
      <text:p text:style-name="P2"><text:span text:style-name="T1">Rev S. Morais/</text:span></text:p>
      <text:p text:style-name="P2"><text:span text:style-name="T1"><text:tab/>Dear Sir./</text:span></text:p>
      <text:p text:style-name="P2"><text:span text:style-name="T1"><text:tab/><text:tab/>Enclosed please find check/ for Twenty five Dollars for four pages of/ 8 Vo History of the Jews./</text:span></text:p>
      <text:p text:style-name="P2"><text:span text:style-name="T1"><text:tab/>Five Dollars per page is what/ I have paid the other contributors, but in/ your case have allowed $6.25./</text:span></text:p>
      <text:p text:style-name="P2"><text:span text:style-name="T1"><text:tab/>The additional matter was received/ too late: the compisotors[sic] were obliged/ to go on with the matter which followed/</text:span></text:p>
      <text:p text:style-name="P2"><text:span text:style-name="T1"><text:tab/>Trusting this is satisfactory/</text:span></text:p>
      <text:p text:style-name="P2"><text:span text:style-name="T1"><text:tab/><text:tab/>I remain/</text:span></text:p>
      <text:p text:style-name="P2"><text:span text:style-name="T1"><text:tab/><text:tab/><text:tab/>Yours truly/</text:span></text:p>
      <text:p text:style-name="P2"><text:span text:style-name="T1"><text:tab/><text:tab/><text:tab/><text:tab/>W. W. Harding/</text:span></text:p>
      <text:p text:style-name="P2"><text:span text:style-name="T1"><text:tab/><text:tab/><text:tab/>Sec J. H. Holma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3T09:56:02</meta:creation-date>
    <dc:date>2009-05-13T10:09:36</dc:date>
    <dc:language>en-US</dc:language>
    <meta:editing-cycles>2</meta:editing-cycles>
    <meta:editing-duration>PT13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9" meta:word-count="297" meta:character-count="2087"/>
  </office:meta>
</office:document-meta>
</file>